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Text_20_body" style:master-page-name="Standard">
      <style:paragraph-properties style:page-number="1"/>
    </style:style>
    <style:style style:name="P22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 style:list-style-name="L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title>HURegistration Dialog</text:title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9T08:56:56.53">Apr 29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1<text:tab/>Introduction<text:tab/>1</text:p>
          <text:p text:style-name="P18">2<text:tab/>Setup<text:tab/>1</text:p>
          <text:p text:style-name="P18">3<text:tab/>Initial Program Launch with NO .ini file.<text:tab/>1</text:p>
          <text:p text:style-name="P19">3.1<text:tab/>Appendix 1<text:tab/>3</text:p>
          <text:p text:style-name="P19">3.2<text:tab/>Appendix 2<text:tab/>3</text:p>
        </text:index-body>
      </text:table-of-content>
      <text:p text:style-name="Text_20_body"/>
      <text:p text:style-name="P21"/>
      <text:h text:style-name="Heading_20_1" text:outline-level="1">Introduction</text:h>
      <text:p text:style-name="Text_20_body">This document contains the complete suite of Software Test Procedures for the HURegistration <text:s/>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3">HUConstants; and,</text:p>
      <text:p text:style-name="P13">HUValidation.</text:p>
      <text:p text:style-name="P15">Delete the Files:</text:p>
      <text:p text:style-name="P13">AppData/Roaming/RVMasterLog directory. This will also delete all Subdirectories; and,</text:p>
      <text:p text:style-name="P13">HURVMasterLog.ini. If necessary, rename or save the current .ini file so it can be reloaded upon completion of the test suite if needed..</text:p>
      <text:h text:style-name="Heading_20_1" text:outline-level="1">Initial Program Launch with No User Files and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8487791275304383604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2878861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142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5615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2877619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754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352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5641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button to dismiss the HUNagScree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948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207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610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5938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only displays the text cstrTit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036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dialog box contains a memo box containing the text cstrmemRequestRegistration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696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000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593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Print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719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Cancel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662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Ensure the &lt;Print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204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884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069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732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915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Print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936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999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298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579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>Ensure the &lt;Cancel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362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759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348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2876840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2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4865" text:continue-numbering="true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12">Ensure the Information message imNotImplementedMsg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2219" text:continue-numbering="true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8">Dismiss the <text:s/>Error<text:span text:style-name="T1"> message em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5515" text:continue-numbering="true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827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Print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190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099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Cancel&gt; button to dismiss the <text:s/>HURegistratio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040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xxx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710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027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327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6">Delete the C;/Users/Hew/AppData/Roaming/RVMasterLog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822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Delete the current .ini fi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823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769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576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496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914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5632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7969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942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5737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Register Later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5781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gister Later <text:s/>message.</text:p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2878306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8732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876004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2878227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Registration Dialog</text:title></text:p>
      </style:header>
      <style:footer>
        <text:p text:style-name="MP2">Page <text:page-number text:select-page="current">4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3H43M10S</meta:editing-duration>
    <meta:editing-cycles>77</meta:editing-cycles>
    <dc:title>HURegistration Dialog</dc:title>
    <meta:creation-date>2019-04-03T17:35:45.61</meta:creation-date>
    <meta:initial-creator>Hew Lines</meta:initial-creator>
    <dc:date>2019-04-29T08:56:56.36</dc:date>
    <dc:creator>Hew Lines</dc:creator>
    <meta:printed-by>Hew Lines</meta:printed-by>
    <meta:print-date>2019-04-21T11:16:43.83</meta:print-date>
    <meta:document-statistic meta:table-count="1" meta:image-count="0" meta:object-count="0" meta:page-count="6" meta:paragraph-count="75" meta:word-count="480" meta:character-count="3001"/>
    <meta:user-defined meta:name="Title">HURegistration Dialog</meta:user-defined>
    <meta:user-defined meta:name="Volume">1.0.0</meta:user-defined>
  </office:meta>
</office:document-meta>
</file>